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.126cm" style:use-optimal-column-width="false"/>
    </style:style>
    <style:style style:name="co2" style:family="table-column">
      <style:table-column-properties style:column-width="70.192cm" style:use-optimal-column-width="false"/>
    </style:style>
    <style:style style:name="co3" style:family="table-column">
      <style:table-column-properties style:column-width="69.785cm" style:use-optimal-column-width="false"/>
    </style:style>
    <style:style style:name="co4" style:family="table-column">
      <style:table-column-properties style:column-width="144.871cm" style:use-optimal-column-width="false"/>
    </style:style>
    <style:style style:name="co5" style:family="table-column">
      <style:table-column-properties style:column-width="133.188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/>
      <style:text-properties fo:font-size="200pt" style:font-size-asian="200pt" style:font-size-complex="200pt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4" style:family="table-cell">
      <loext:graphic-properties draw:textarea-vertical-align="middle"/>
      <style:paragraph-properties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5" style:family="table-cell">
      <loext:graphic-properties draw:textarea-vertical-align="middle"/>
      <style:paragraph-properties fo:text-align="end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ce7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8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9" style:family="table-cell">
      <loext:graphic-properties draw:textarea-vertical-align="middle" style:writing-mode="rl-tb"/>
      <style:paragraph-properties style:writing-mode="rl-tb"/>
      <style:text-properties style:font-name="Alvi Nastaleeq" fo:font-size="200pt" style:font-size-asian="200pt" style:font-name-complex="Alvi Nastaleeq" style:font-size-complex="200pt"/>
    </style:style>
    <style:style style:name="ce10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11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12" style:family="table-cell">
      <loext:graphic-properties draw:textarea-vertical-align="middle"/>
      <style:text-properties style:font-name="Tahoma" fo:font-size="180pt" style:font-size-asian="180pt" style:font-size-complex="18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text-align="end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P5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6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7" style:family="paragraph"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8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T1" style:family="text">
      <style:text-properties style:font-name="Alvi Nastaleeq" style:font-name-asian="Calibri" style:font-name-complex="Alvi Nastaleeq"/>
    </style:style>
    <style:style style:name="T2" style:family="text">
      <style:text-properties style:font-name="Tahoma" style:font-name-asian="Liberation Sans1" style:font-name-complex="Liberation Sans1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Alvi Nastaleeq" style:font-name-asian="Liberation Sans1" style:font-name-complex="Alvi Nastaleeq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26.287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"><text:span text:style-name="T1">پاؤں نہیں چھو سکتا میرے ہاتھ نہیں ہیں</text:span><text:span text:style-name="T1"><text:line-break/></text:span><text:span text:style-name="T1">میرے ہاتھ نہیں ہیں</text:span></text:p>
              </table:table-cell>
              <table:table-cell>
                <text:p text:style-name="P1"><text:span text:style-name="T1">میں کیسے اٹھوں آقا میرے ہاتھ نہیں ہیں</text:span><text:span text:style-name="T1"><text:line-break/></text:span><text:span text:style-name="T1">میرے ہاتھ نہیں ہیں</text:span></text:p>
              </table:table-cell>
              <table:table-cell table:style-name="ce3"/>
              <table:table-cell table:style-name="ce4">
                <text:p text:style-name="P2"><text:span text:style-name="T2">Main kaise uthun aaqa, mere haath nahin hain</text:span><text:span text:style-name="T2"><text:line-break/></text:span><text:span text:style-name="T2">Mere haath nahin hain</text:span></text:p>
              </table:table-cell>
              <table:table-cell table:style-name="ce4">
                <text:p text:style-name="P2"><text:span text:style-name="T2">Paaun nhi chu sakta, mere haath nahin hain</text:span><text:span text:style-name="T2"><text:line-break/></text:span><text:span text:style-name="T2">Mere haath nahin hai</text:span></text:p>
              </table:table-cell>
            </table:table-row>
            <table:table-row table:style-name="ro2" table:default-cell-style-name="ce4">
              <table:table-cell table:style-name="ce5">
                <text:p text:style-name="P3"><text:span text:style-name="T3">2</text:span></text:p>
              </table:table-cell>
              <table:table-cell table:style-name="ce6">
                <text:p text:style-name="P4"><text:span text:style-name="T1">جو ہاتھ تیرے کام نہ آئے میرے مولا</text:span><text:span text:style-name="T1"><text:line-break/></text:span><text:span text:style-name="T1">بچپن میں ہی کٹ جاتے تو ہوتا بہت اچھا</text:span><text:span text:style-name="T1"><text:line-break/></text:span><text:span text:style-name="T1">تم انکو نہیں چھونا میرے ہاتھ نہیں ہیں</text:span></text:p>
              </table:table-cell>
              <table:table-cell table:style-name="ce6">
                <text:p text:style-name="P4"><text:span text:style-name="T1">آقا یہ غلامی کا صلہ کیسا دیا ہے</text:span><text:span text:style-name="T1"><text:line-break/></text:span><text:span text:style-name="T1">کس پیار سے سر آپ ؑ نے زانو پہ رکھا ہے</text:span><text:span text:style-name="T1"><text:line-break/></text:span><text:span text:style-name="T1">اُٹھ کر سلام کرتا میرے ہاتھ نہیں ہیں</text:span></text:p>
              </table:table-cell>
              <table:table-cell table:style-name="ce5">
                <text:p text:style-name="P3"><text:span text:style-name="T3">1</text:span></text:p>
              </table:table-cell>
              <table:table-cell>
                <text:p text:style-name="P2"><text:span text:style-name="T2">Aaqa ye ghulaami ka sila kaisa diya hai</text:span><text:span text:style-name="T2"><text:line-break/></text:span><text:span text:style-name="T2">Kis pyaar se sar aapne zaanu pa rakha hai</text:span><text:span text:style-name="T2"><text:line-break/></text:span><text:span text:style-name="T2">Uthkar salaam karta, mere haath nahin hai</text:span></text:p>
              </table:table-cell>
              <table:table-cell>
                <text:p text:style-name="P2"><text:span text:style-name="T2">Jo haath tere kaam na aye mere maula</text:span><text:span text:style-name="T2"><text:line-break/></text:span><text:span text:style-name="T2">Bachpan me hi kat jate to hota bohot acha</text:span><text:span text:style-name="T2"><text:line-break/></text:span><text:span text:style-name="T2">Tum inko nahin chuna, mere haath nahin hain</text:span></text:p>
              </table:table-cell>
            </table:table-row>
            <table:table-row table:style-name="ro2" table:default-cell-style-name="ce4">
              <table:table-cell table:style-name="ce5">
                <text:p text:style-name="P3"><text:span text:style-name="T3">4</text:span></text:p>
              </table:table-cell>
              <table:table-cell table:style-name="ce6">
                <text:p text:style-name="P4"><text:span text:style-name="T1">دل روتا ہے مرتے ہوئے کیا بے ادبی ہے</text:span><text:span text:style-name="T1"><text:line-break/></text:span><text:span text:style-name="T1">جن ہاتھوں کے کٹنے سے کمر شہ ؑ کی جھکی ہے</text:span><text:span text:style-name="T1"><text:line-break/></text:span><text:span text:style-name="T1">سیدھی نہیں کر سکتا میرے ہاتھ نہیں ہیں</text:span></text:p>
              </table:table-cell>
              <table:table-cell table:style-name="ce6">
                <text:p text:style-name="P4"><text:span text:style-name="T1">اعضاء بدن تم ہو تو پیکر نہیں ہوتا</text:span><text:span text:style-name="T1"><text:line-break/></text:span><text:span text:style-name="T1">معذور پہ گھر والا بھی مضطر نہیں ہوتا</text:span><text:span text:style-name="T1"><text:line-break/></text:span><text:span text:style-name="T1">گھر مجھ کو نہ لے جانا میرے ہاتھ نہیں ہیں</text:span></text:p>
              </table:table-cell>
              <table:table-cell table:style-name="ce5">
                <text:p text:style-name="P3"><text:span text:style-name="T3">3</text:span></text:p>
              </table:table-cell>
              <table:table-cell>
                <text:p text:style-name="P2"><text:span text:style-name="T2">Aaza-e-badan tum ho to paikar nahin hota</text:span><text:span text:style-name="T2"><text:line-break/></text:span><text:span text:style-name="T2">Ma’zur pe gharwala bhi muztar nahin hota</text:span><text:span text:style-name="T2"><text:line-break/></text:span><text:span text:style-name="T2">Ghar mujhko na le jana, mere haath nahin hai</text:span></text:p>
              </table:table-cell>
              <table:table-cell>
                <text:p text:style-name="P2"><text:span text:style-name="T2">Dil rota hai marte hue, kiya be-adabi hai,</text:span><text:span text:style-name="T2"><text:line-break/></text:span><text:span text:style-name="T2">Jin haatho ke katne se qamar Sheh ki jhuki hai</text:span><text:span text:style-name="T2"><text:line-break/></text:span><text:span text:style-name="T2">Sidhi nahin kar sakta, mere haath nahin hain</text:span></text:p>
              </table:table-cell>
            </table:table-row>
            <table:table-row table:style-name="ro2" table:default-cell-style-name="ce4">
              <table:table-cell table:style-name="ce5">
                <text:p text:style-name="P3"><text:span text:style-name="T3">6</text:span></text:p>
              </table:table-cell>
              <table:table-cell table:style-name="ce6">
                <text:p text:style-name="P4"><text:span text:style-name="T1">گودی میں سکینہ <text:s/>ؑ کو اٹھاؤں گا میں کیسے</text:span><text:span text:style-name="T1"><text:line-break/></text:span><text:span text:style-name="T1">کس طرح نبھاؤں گا غلامی کے طریقے</text:span><text:span text:style-name="T1"><text:line-break/></text:span><text:span text:style-name="T1">یہ کم تو نہیں صدمہ <text:s/>میرے ہاتھ نہیں ہیں</text:span></text:p>
              </table:table-cell>
              <table:table-cell table:style-name="ce7">
                <text:p text:style-name="P5"><text:span text:style-name="T4">بھاری ہے علم تم نہ اٹھاؤ اِسے مولا ؑ</text:span><text:span text:style-name="T4"><text:line-break/></text:span><text:span text:style-name="T4">ٹوٹی ہے کمر دیکھیے تنہا نہ اٹھے گا</text:span><text:span text:style-name="T4"><text:line-break/></text:span><text:span text:style-name="T4">آقا میں ہوں شرمندہ میرے ہاتھ نہیں ہیں</text:span></text:p>
              </table:table-cell>
              <table:table-cell table:style-name="ce5">
                <text:p text:style-name="P3"><text:span text:style-name="T3">5</text:span></text:p>
              </table:table-cell>
              <table:table-cell>
                <text:p text:style-name="P2"><text:span text:style-name="T2">Bhaari hai alam tum na uthao ise maula</text:span><text:span text:style-name="T2"><text:line-break/></text:span><text:span text:style-name="T2">Tuti hai qamar dekhiye tanha na uthega</text:span><text:span text:style-name="T2"><text:line-break/></text:span><text:span text:style-name="T2">Aqa main hun sharminda, mere haath nahin hai</text:span></text:p>
              </table:table-cell>
              <table:table-cell>
                <text:p text:style-name="P2"><text:span text:style-name="T2">Godi main Sakina ko uthauga main kaise</text:span><text:span text:style-name="T2"><text:line-break/></text:span><text:span text:style-name="T2">Kis tarha nibhaunga ghulaami ke tarike</text:span><text:span text:style-name="T2"><text:line-break/></text:span><text:span text:style-name="T2">Ye kam to nahin sadma, mere haath nahin hain</text:span></text:p>
              </table:table-cell>
            </table:table-row>
            <table:table-row table:style-name="ro2" table:default-cell-style-name="ce4">
              <table:table-cell table:style-name="ce5">
                <text:p text:style-name="P3"><text:span text:style-name="T3">8</text:span></text:p>
              </table:table-cell>
              <table:table-cell table:style-name="ce7">
                <text:p text:style-name="P5"><text:span text:style-name="T4">جب زیں سے زمیں کی طرف آنے لگا مولا ؑ</text:span><text:span text:style-name="T4"><text:line-break/></text:span><text:span text:style-name="T4">نہ کوئی مدد گار تھا نہ کوئی سہارا</text:span><text:span text:style-name="T4"><text:line-break/></text:span><text:span text:style-name="T4">اُس وقت خیال آیا میرے ہاتھ نہیں ہیں</text:span></text:p>
              </table:table-cell>
              <table:table-cell table:style-name="ce6">
                <text:p text:style-name="P4"><text:span text:style-name="T1">میں ضامنِ چادر تھا محافظ تھا حرم کا</text:span><text:span text:style-name="T1"><text:line-break/></text:span><text:span text:style-name="T1">اب زندہ بھی رہ جاؤں تو کیا فائدہ آقا</text:span><text:span text:style-name="T1"><text:line-break/></text:span><text:span text:style-name="T1">زینب ؑ کو بتا دینا <text:s/>میرے ہاتھ نہیں ہیں</text:span></text:p>
              </table:table-cell>
              <table:table-cell table:style-name="ce5">
                <text:p text:style-name="P3"><text:span text:style-name="T3">7</text:span></text:p>
              </table:table-cell>
              <table:table-cell>
                <text:p text:style-name="P2"><text:span text:style-name="T2">Main zaamin-e-chaadar tha, muhaafiz tha haram ka</text:span><text:span text:style-name="T2"><text:line-break/></text:span><text:span text:style-name="T2">Ab zinda bhi reh jaun to kya faida Aaqa</text:span><text:span text:style-name="T2"><text:line-break/></text:span><text:span text:style-name="T2">Zainab ko bata dena, mere haath nahin hain</text:span></text:p>
              </table:table-cell>
              <table:table-cell>
                <text:p text:style-name="P2"><text:span text:style-name="T2">Jab zeen se zamin ki taraf aane laga maula</text:span><text:span text:style-name="T2"><text:line-break/></text:span><text:span text:style-name="T2">Na koi madadgaar tha, na koi sahara</text:span><text:span text:style-name="T2"><text:line-break/></text:span><text:span text:style-name="T2">Us waqt khayaal aya, mere haath nahin hain</text:span></text:p>
              </table:table-cell>
            </table:table-row>
            <table:table-row table:style-name="ro2">
              <table:table-cell table:style-name="ce3"/>
              <table:table-cell table:style-name="ce8" table:number-columns-spanned="2">
                <text:p text:style-name="P6"><text:span text:style-name="T4">یہ نوحہِء غازی سرِ مجلس جو رضا ہے</text:span><text:span text:style-name="T4"><text:line-break/></text:span><text:span text:style-name="T4">ریحانِ عزا کہتا ہے یہ معجزہ کیا ہے</text:span><text:span text:style-name="T4"><text:line-break/></text:span><text:span text:style-name="T4">یہ ہاتھ ہے غازی کا میرے ہاتھ نہیں ہیں</text:span></text:p>
              </table:table-cell>
              <table:covered-table-cell table:style-name="ce9"/>
              <table:table-cell table:style-name="ce10">
                <text:p text:style-name="P7"><text:span text:style-name="T3"/></text:p>
                <text:p text:style-name="P3"><text:span text:style-name="T3">9</text:span></text:p>
              </table:table-cell>
              <table:table-cell table:style-name="ce11" table:number-columns-spanned="2">
                <text:p text:style-name="P8"><text:span text:style-name="T2">Ye nauha-e-Ghazi sar-e-majlis jo Raza hai</text:span><text:span text:style-name="T2"><text:line-break/></text:span><text:span text:style-name="T2">Rehan-e-aza kehta hai ye maujiza kya hai</text:span><text:span text:style-name="T2"><text:line-break/></text:span><text:span text:style-name="T2">Ye haath hai Ghazi ka, mere haath nahin hain</text:span></text:p>
              </table:table-cell>
              <table:covered-table-cell table:style-name="ce1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26.29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2:07:45.805158100</dc:date>
    <meta:editing-duration>PT48M27S</meta:editing-duration>
    <meta:editing-cycles>13</meta:editing-cycles>
    <meta:generator>LibreOffice/25.2.4.3$Windows_X86_64 LibreOffice_project/33e196637044ead23f5c3226cde09b47731f7e27</meta:generator>
    <meta:document-statistic meta:object-count="1"/>
  </office:meta>
</office:document-meta>
</file>